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Lettre envoyée en 08/2005.</text:p>
      <text:p text:style-name="Preformatted_20_Text"/>
      <text:p text:style-name="Preformatted_20_Text">Madame, Monsieur,</text:p>
      <text:p text:style-name="Preformatted_20_Text"/>
      <text:p text:style-name="Preformatted_20_Text"/>
      <text:p text:style-name="Preformatted_20_Text"/>
      <text:p text:style-name="Preformatted_20_Text">Je suis l'entreprise Aliacom depuis maintenant 3 ans, depuis que j'ai</text:p>
      <text:p text:style-name="Preformatted_20_Text">débuté mon école d'ingénieurs en informatique en alternance et que je</text:p>
      <text:p text:style-name="Preformatted_20_Text">travaille 6 mois par an dans la région toulousaine. J'ai notamment</text:p>
      <text:p text:style-name="Preformatted_20_Text">entendu parler d'Aliacom par le CULTE (Club des Utilisateurs du Libre de</text:p>
      <text:p text:style-name="Preformatted_20_Text">Toulouse et Environ), ses publicités dans Linux Magazine et votre venue,</text:p>
      <text:p text:style-name="Preformatted_20_Text">je crois, à la conférence de Richard Stallman de l'année dernière. J'ai</text:p>
      <text:p text:style-name="Preformatted_20_Text">aussi eu l'occasion dans mon entreprise d'assister à une présentation du</text:p>
      <text:p text:style-name="Preformatted_20_Text">protocole LDAP par un de vos formateurs.</text:p>
      <text:p text:style-name="Preformatted_20_Text"/>
      <text:p text:style-name="Preformatted_20_Text"/>
      <text:p text:style-name="Preformatted_20_Text"/>
      <text:p text:style-name="Preformatted_20_Text">Je suis utilisateur de GNU/Linux depuis bientôt maintenant 5 ans. J'ai</text:p>
      <text:p text:style-name="Preformatted_20_Text">découvert ce système d'exploitation lors de mon entrée en DUT</text:p>
      <text:p text:style-name="Preformatted_20_Text">Informatique où j'ai commencé par utiliser une Slackware, distribution</text:p>
      <text:p text:style-name="Preformatted_20_Text">de prédilection d'un de mes professeurs, ancien Unixien. J'ai ensuite</text:p>
      <text:p text:style-name="Preformatted_20_Text">utilisé pendant environ 1 an une Mandrake (8.0). Après un court essai</text:p>
      <text:p text:style-name="Preformatted_20_Text">d'une RedHat 7, je suis passé à Debian sur les conseils d'un ami (qui</text:p>
      <text:p text:style-name="Preformatted_20_Text">développe aujourd'hui pour Ofbiz). Immédiatement séduit par cette</text:p>
      <text:p text:style-name="Preformatted_20_Text">distribution, je l'utilise encore aujourd'hui indirectement par la</text:p>
      <text:p text:style-name="Preformatted_20_Text">distribution Kanotix que j'ai récemment installée.</text:p>
      <text:p text:style-name="Preformatted_20_Text"/>
      <text:p text:style-name="Preformatted_20_Text"/>
      <text:p text:style-name="Preformatted_20_Text"/>
      <text:p text:style-name="Preformatted_20_Text">Passionné d'architecture logicielle et de développement, j'aime à fois</text:p>
      <text:p text:style-name="Preformatted_20_Text">concevoir des logiciels et former les gens aux différentes technologies</text:p>
      <text:p text:style-name="Preformatted_20_Text">que je maîtrise. J'ai de fortes compétences Java et je pourrai vous</text:p>
      <text:p text:style-name="Preformatted_20_Text">aider à compléter par exemple votre catalogue par des formations Java,</text:p>
      <text:p text:style-name="Preformatted_20_Text">langage très en vogue actuellement.</text:p>
      <text:p text:style-name="Preformatted_20_Text"/>
      <text:p text:style-name="Preformatted_20_Text"/>
      <text:p text:style-name="Preformatted_20_Text"/>
      <text:p text:style-name="Preformatted_20_Text">Attendant donc de recevoir de vous des nouvelles au sujet de notre</text:p>
      <text:p text:style-name="Preformatted_20_Text">éventuelle collaboration, je vous prie, Madame, Monsieur, de bien</text:p>
      <text:p text:style-name="Preformatted_20_Text">vouloir agréer mes salutations respectueuses.</text:p>
      <text:p text:style-name="Preformatted_20_Text"/>
      <text:p text:style-name="Preformatted_20_Text"/>
      <text:p text:style-name="Preformatted_20_Text"/>
      <text:p text:style-name="Preformatted_20_Text">B. MATHUS</text:p>
      <text:p text:style-name="Preformatted_20_Text"/>
      <text:p text:style-name="Preformatted_20_Text">PS : je joins à ce courriel mon CV au format PDF. Je suis disponible par</text:p>
      <text:p text:style-name="Preformatted_20_Text">téléphone au 06 83 49 51 09 si vous souhaitez obtenir de plus amples</text:p>
      <text:p text:style-name="Preformatted_20_Text">inform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24T21:46:24</meta:creation-date>
    <dc:creator>Baptiste MATHUS</dc:creator>
    <dc:date>2007-02-24T21:46:56</dc: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287" meta:character-count="1814"/>
  </office:meta>
</office:document-meta>
</file>